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Párrafodelista" style:family="paragraph"/>
    <style:style style:name="P3" style:parent-style-name="Párrafodelista" style:family="paragraph"/>
    <style:style style:name="P4" style:parent-style-name="Normal" style:family="paragraph">
      <style:paragraph-properties fo:margin-left="0.0333in">
        <style:tab-stops/>
      </style:paragraph-properties>
    </style:style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T8" style:parent-style-name="Fuentedepárrafopredeter." style:family="text">
      <style:text-properties fo:font-style="italic" style:font-style-asian="italic"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font-style="italic" style:font-style-asian="italic" fo:language="en" fo:country="US"/>
    </style:style>
    <style:style style:name="T11" style:parent-style-name="Fuentedepárrafopredeter." style:family="text">
      <style:text-properties fo:language="en" fo:country="US"/>
    </style:style>
    <style:style style:name="P12" style:parent-style-name="Párrafodelista" style:family="paragraph"/>
    <style:style style:name="P13" style:parent-style-name="Párrafodelista" style:family="paragraph"/>
    <style:style style:name="T14" style:parent-style-name="Fuentedepárrafopredeter." style:family="text">
      <style:text-properties fo:font-style="italic" style:font-style-asian="italic"/>
    </style:style>
    <style:style style:name="P15" style:parent-style-name="Párrafodelista" style:family="paragraph"/>
    <style:style style:name="T16" style:parent-style-name="Fuentedepárrafopredeter." style:family="text">
      <style:text-properties fo:font-style="italic" style:font-style-asian="italic"/>
    </style:style>
    <style:style style:name="T17" style:parent-style-name="Fuentedepárrafopredeter." style:family="text">
      <style:text-properties fo:font-style="italic" style:font-style-asian="italic"/>
    </style:style>
    <style:style style:name="P18" style:parent-style-name="Párrafodelista" style:family="paragraph"/>
    <style:style style:name="T19" style:parent-style-name="Fuentedepárrafopredeter." style:family="text">
      <style:text-properties fo:font-style="italic" style:font-style-asian="italic"/>
    </style:style>
    <style:style style:name="P20" style:parent-style-name="Párrafodelista" style:family="paragraph"/>
    <style:style style:name="T21" style:parent-style-name="Fuentedepárrafopredeter." style:family="text">
      <style:text-properties fo:font-style="italic" style:font-style-asian="italic"/>
    </style:style>
    <style:style style:name="P22" style:parent-style-name="Párrafodelista" style:family="paragraph"/>
    <style:style style:name="P23" style:parent-style-name="Párrafodelista" style:family="paragraph"/>
    <style:style style:name="P24" style:parent-style-name="Párrafodelista" style:family="paragraph"/>
    <style:style style:name="P25" style:parent-style-name="Párrafodelista" style:family="paragraph"/>
    <style:style style:name="P26" style:parent-style-name="Párrafodelista" style:family="paragraph"/>
    <style:style style:name="P27" style:parent-style-name="Normal" style:family="paragraph">
      <style:paragraph-properties fo:break-before="page" style:vertical-align="auto" fo:line-height="106%"/>
    </style:style>
    <style:style style:name="P28" style:parent-style-name="Párrafodelista" style:family="paragraph"/>
    <style:style style:name="P29" style:parent-style-name="Párrafodelista" style:family="paragraph"/>
    <style:style style:name="P30" style:parent-style-name="Párrafodelista" style:family="paragraph"/>
    <style:style style:name="P31" style:parent-style-name="Párrafodelista" style:family="paragraph"/>
    <style:style style:name="P32" style:parent-style-name="Párrafodelista" style:family="paragraph"/>
    <style:style style:name="P33" style:parent-style-name="Párrafodelista" style:family="paragraph"/>
    <style:style style:name="P34" style:parent-style-name="Normal" style:family="paragraph">
      <style:paragraph-properties style:text-autospace="none" fo:text-align="start" style:vertical-align="auto" fo:margin-bottom="0in" fo:line-height="100%"/>
    </style:style>
    <style:style style:name="T35" style:parent-style-name="Fuentedepárrafopredeter.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6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37" style:parent-style-name="Fuentedepárrafopredeter.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38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39" style:parent-style-name="Fuentedepárrafopredeter." style:family="text">
      <style:text-properties style:font-name="Courier New" style:font-name-complex="Courier New" fo:color="#000000" fo:font-size="10pt" style:font-size-asian="10pt" style:font-size-complex="10pt" fo:background-color="#C0C0C0"/>
    </style:style>
    <style:style style:name="T40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41" style:parent-style-name="Fuentedepárrafopredeter.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42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43" style:parent-style-name="Fuentedepárrafopredeter." style:family="text">
      <style:text-properties style:font-name="Courier New" style:font-name-complex="Courier New" fo:color="#6A3E3E" fo:font-size="10pt" style:font-size-asian="10pt" style:font-size-complex="10pt"/>
    </style:style>
    <style:style style:name="T44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P45" style:parent-style-name="Normal" style:family="paragraph">
      <style:paragraph-properties style:text-autospace="none" fo:text-align="start" style:vertical-align="auto" fo:margin-bottom="0in" fo:line-height="100%" fo:text-indent="0.4916in"/>
    </style:style>
    <style:style style:name="T46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47" style:parent-style-name="Fuentedepárrafopredeter." style:family="text">
      <style:text-properties style:font-name="Courier New" style:font-name-complex="Courier New" fo:color="#6A3E3E" fo:font-size="10pt" style:font-size-asian="10pt" style:font-size-complex="10pt"/>
    </style:style>
    <style:style style:name="T48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49" style:parent-style-name="Fuentedepárrafopredeter.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50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51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P52" style:parent-style-name="Normal" style:family="paragraph">
      <style:paragraph-properties style:text-autospace="none" fo:text-align="start" style:vertical-align="auto" fo:margin-bottom="0in" fo:line-height="100%"/>
    </style:style>
    <style:style style:name="T53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54" style:parent-style-name="Fuentedepárrafopredeter." style:family="text">
      <style:text-properties style:font-name="Courier New" style:font-name-complex="Courier New" fo:color="#6A3E3E" fo:font-size="10pt" style:font-size-asian="10pt" style:font-size-complex="10pt"/>
    </style:style>
    <style:style style:name="T55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P56" style:parent-style-name="Normal" style:family="paragraph">
      <style:paragraph-properties style:text-autospace="none" fo:text-align="start" style:vertical-align="auto" fo:margin-bottom="0in" fo:line-height="100%"/>
    </style:style>
    <style:style style:name="T57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58" style:parent-style-name="Fuentedepárrafopredeter." style:family="text">
      <style:text-properties style:font-name="Courier New" style:font-name-complex="Courier New" fo:color="#6A3E3E" fo:font-size="10pt" style:font-size-asian="10pt" style:font-size-complex="10pt"/>
    </style:style>
    <style:style style:name="T59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P60" style:parent-style-name="Normal" style:family="paragraph">
      <style:paragraph-properties style:text-autospace="none" fo:text-align="start" style:vertical-align="auto" fo:margin-bottom="0in" fo:line-height="100%"/>
    </style:style>
    <style:style style:name="T61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62" style:parent-style-name="Fuentedepárrafopredeter." style:family="text">
      <style:text-properties style:font-name="Courier New" style:font-name-complex="Courier New" fo:color="#6A3E3E" fo:font-size="10pt" style:font-size-asian="10pt" style:font-size-complex="10pt"/>
    </style:style>
    <style:style style:name="T63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P64" style:parent-style-name="Normal" style:family="paragraph">
      <style:paragraph-properties style:text-autospace="none" fo:text-align="start" style:vertical-align="auto" fo:margin-bottom="0in" fo:line-height="100%"/>
    </style:style>
    <style:style style:name="T65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66" style:parent-style-name="Fuentedepárrafopredeter.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 fo:language="en" fo:country="US"/>
    </style:style>
    <style:style style:name="T67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68" style:parent-style-name="Fuentedepárrafopredeter.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 fo:language="en" fo:country="US"/>
    </style:style>
    <style:style style:name="T69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0" style:parent-style-name="Fuentedepárrafopredeter." style:family="text">
      <style:text-properties style:font-name="Courier New" style:font-name-complex="Courier New" fo:color="#6A3E3E" fo:font-size="10pt" style:font-size-asian="10pt" style:font-size-complex="10pt" fo:language="en" fo:country="US"/>
    </style:style>
    <style:style style:name="T71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2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3" style:parent-style-name="Fuentedepárrafopredeter." style:family="text">
      <style:text-properties style:font-name="Courier New" style:font-name-complex="Courier New" fo:color="#6A3E3E" fo:font-size="10pt" style:font-size-asian="10pt" style:font-size-complex="10pt" fo:language="en" fo:country="US"/>
    </style:style>
    <style:style style:name="T74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5" style:parent-style-name="Fuentedepárrafopredeter." style:family="text">
      <style:text-properties style:font-name="Courier New" style:font-name-complex="Courier New" fo:color="#6A3E3E" fo:font-size="10pt" style:font-size-asian="10pt" style:font-size-complex="10pt" fo:language="en" fo:country="US"/>
    </style:style>
    <style:style style:name="T76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7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8" style:parent-style-name="Fuentedepárrafopredeter." style:family="text">
      <style:text-properties style:font-name="Courier New" style:font-name-complex="Courier New" fo:color="#6A3E3E" fo:font-size="10pt" style:font-size-asian="10pt" style:font-size-complex="10pt" fo:language="en" fo:country="US"/>
    </style:style>
    <style:style style:name="T79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80" style:parent-style-name="Normal" style:family="paragraph">
      <style:paragraph-properties style:text-autospace="none" fo:text-align="start" style:vertical-align="auto" fo:margin-bottom="0in" fo:line-height="100%"/>
    </style:style>
    <style:style style:name="T81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82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83" style:parent-style-name="Fuentedepárrafopredeter.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 fo:language="en" fo:country="US"/>
    </style:style>
    <style:style style:name="T84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85" style:parent-style-name="Fuentedepárrafopredeter." style:family="text">
      <style:text-properties style:font-name="Courier New" style:font-name-complex="Courier New" fo:font-style="italic" style:font-style-asian="italic" style:font-style-complex="italic" fo:color="#000000" fo:font-size="10pt" style:font-size-asian="10pt" style:font-size-complex="10pt" fo:language="en" fo:country="US"/>
    </style:style>
    <style:style style:name="T86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87" style:parent-style-name="Fuentedepárrafopredeter." style:family="text">
      <style:text-properties style:font-name="Courier New" style:font-name-complex="Courier New" fo:color="#6A3E3E" fo:font-size="10pt" style:font-size-asian="10pt" style:font-size-complex="10pt" fo:language="en" fo:country="US"/>
    </style:style>
    <style:style style:name="T88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89" style:parent-style-name="Normal" style:family="paragraph">
      <style:paragraph-properties style:text-autospace="none" fo:text-align="start" style:vertical-align="auto" fo:margin-bottom="0in" fo:line-height="100%"/>
    </style:style>
    <style:style style:name="T90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1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2" style:parent-style-name="Fuentedepárrafopredeter.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93" style:parent-style-name="Fuentedepárrafopredeter." style:family="text">
      <style:text-properties style:font-name="Courier New" style:font-name-complex="Courier New" fo:color="#6A3E3E" fo:font-size="10pt" style:font-size-asian="10pt" style:font-size-complex="10pt"/>
    </style:style>
    <style:style style:name="T94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95" style:parent-style-name="Fuentedepárrafopredeter." style:family="text">
      <style:text-properties style:font-name="Courier New" style:font-name-complex="Courier New" fo:color="#6A3E3E" fo:font-size="10pt" style:font-size-asian="10pt" style:font-size-complex="10pt"/>
    </style:style>
    <style:style style:name="T96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P97" style:parent-style-name="Normal" style:family="paragraph">
      <style:paragraph-properties style:text-autospace="none" fo:text-align="start" style:vertical-align="auto" fo:margin-bottom="0in" fo:line-height="100%"/>
    </style:style>
    <style:style style:name="T98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99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100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101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102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P103" style:parent-style-name="Normal" style:family="paragraph">
      <style:paragraph-properties style:text-autospace="none" fo:text-align="start" style:vertical-align="auto" fo:margin-bottom="0in" fo:line-height="100%"/>
    </style:style>
    <style:style style:name="T104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105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106" style:parent-style-name="Fuentedepárrafopredeter.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7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108" style:parent-style-name="Fuentedepárrafopredeter." style:family="text">
      <style:text-properties style:font-name="Courier New" style:font-name-complex="Courier New" fo:color="#6A3E3E" fo:font-size="10pt" style:font-size-asian="10pt" style:font-size-complex="10pt"/>
    </style:style>
    <style:style style:name="T109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110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T111" style:parent-style-name="Fuentedepárrafopredeter." style:family="text">
      <style:text-properties style:font-name="Courier New" style:font-name-complex="Courier New" fo:color="#000000" fo:font-size="10pt" style:font-size-asian="10pt" style:font-size-complex="10pt"/>
    </style:style>
    <style:style style:name="P112" style:parent-style-name="Normal" style:family="paragraph">
      <style:text-properties style:font-name="Courier New" style:font-name-complex="Courier New" fo:color="#000000" fo:font-size="10pt" style:font-size-asian="10pt" style:font-size-complex="10pt"/>
    </style:style>
    <style:style style:name="P113" style:parent-style-name="Párrafodelista" style:family="paragraph">
      <style:text-properties fo:font-size="10pt" style:font-size-asian="10pt" style:font-size-complex="10pt"/>
    </style:style>
    <style:style style:name="P114" style:parent-style-name="Párrafodelista" style:family="paragraph">
      <style:text-properties fo:font-size="10pt" style:font-size-asian="10pt" style:font-size-complex="10pt"/>
    </style:style>
    <style:style style:name="P115" style:parent-style-name="Párrafodelista" style:family="paragraph"/>
    <style:style style:name="T116" style:parent-style-name="Fuentedepárrafopredeter." style:family="text">
      <style:text-properties fo:font-size="10pt" style:font-size-asian="10pt" style:font-size-complex="10pt"/>
    </style:style>
    <style:style style:name="T117" style:parent-style-name="Fuentedepárrafopredeter." style:family="text">
      <style:text-properties fo:font-size="10pt" style:font-size-asian="10pt" style:font-size-complex="10pt"/>
    </style:style>
    <style:style style:name="T118" style:parent-style-name="Fuentedepárrafopredeter." style:family="text">
      <style:text-properties fo:font-size="10pt" style:font-size-asian="10pt" style:font-size-complex="10pt"/>
    </style:style>
    <style:style style:name="T119" style:parent-style-name="Fuentedepárrafopredeter." style:family="text">
      <style:text-properties fo:font-size="10pt" style:font-size-asian="10pt" style:font-size-complex="10pt"/>
    </style:style>
    <style:style style:name="T120" style:parent-style-name="Fuentedepárrafopredeter." style:family="text">
      <style:text-properties fo:font-size="10pt" style:font-size-asian="10pt" style:font-size-complex="10pt"/>
    </style:style>
    <style:style style:name="T121" style:parent-style-name="Fuentedepárrafopredeter." style:family="text">
      <style:text-properties fo:font-size="10pt" style:font-size-asian="10pt" style:font-size-complex="10pt"/>
    </style:style>
    <style:style style:name="T122" style:parent-style-name="Fuentedepárrafopredeter." style:family="text">
      <style:text-properties fo:font-size="10pt" style:font-size-asian="10pt" style:font-size-complex="10pt"/>
    </style:style>
    <style:style style:name="T123" style:parent-style-name="Fuentedepárrafopredeter." style:family="text">
      <style:text-properties fo:font-size="10pt" style:font-size-asian="10pt" style:font-size-complex="10pt" fo:language="en" fo:country="US"/>
    </style:style>
    <style:style style:name="P124" style:parent-style-name="Párrafodelista" style:family="paragraph">
      <style:text-properties fo:font-size="10pt" style:font-size-asian="10pt" style:font-size-complex="10pt"/>
    </style:style>
    <style:style style:name="P125" style:parent-style-name="Normal" style:family="paragraph">
      <style:text-properties fo:font-size="10pt" style:font-size-asian="10pt" style:font-size-complex="10pt"/>
    </style:style>
    <style:style style:name="P126" style:parent-style-name="Normal" style:family="paragraph">
      <style:text-properties fo:font-size="10pt" style:font-size-asian="10pt" style:font-size-complex="10pt"/>
    </style:style>
    <style:style style:name="P127" style:parent-style-name="Normal" style:family="paragraph">
      <style:text-properties fo:font-size="10pt" style:font-size-asian="10pt" style:font-size-complex="10pt"/>
    </style:style>
    <style:style style:name="P128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1">Ejercicio sobre control de versiones y GIT</text:h>
      <text:p text:style-name="Normal"/>
      <text:p text:style-name="Normal">Algunos enlaces que hemos comentado:</text:p>
      <text:p text:style-name="Normal"><text:a xlink:href="https://git-scm.com/" office:target-frame-name="_top" xlink:show="replace"><text:span text:style-name="Hipervínculo">https://git-scm.com/</text:span></text:a></text:p>
      <text:p text:style-name="Normal">Repositorios de proyectos:<text:s/></text:p>
      <text:p text:style-name="Normal"><text:a xlink:href="https://github.com/" office:target-frame-name="_top" xlink:show="replace"><text:span text:style-name="Hipervínculo">https://github.com/</text:span></text:a></text:p>
      <text:p text:style-name="Normal"><text:a xlink:href="https://bitbucket.org/" office:target-frame-name="_top" xlink:show="replace"><text:span text:style-name="Hipervínculo">https://bitbucket.org/</text:span></text:a></text:p>
      <text:p text:style-name="Normal">Software de git gráficos:</text:p>
      <text:p text:style-name="Normal"><text:a xlink:href="https://desktop.github.com/" office:target-frame-name="_top" xlink:show="replace"><text:span text:style-name="Hipervínculo">https://desktop.github.com/</text:span></text:a></text:p>
      <text:p text:style-name="Normal"><text:a xlink:href="https://www.sourcetreeapp.com/" office:target-frame-name="_top" xlink:show="replace"><text:span text:style-name="Hipervínculo">https://www.sourcetreeapp.com/</text:span></text:a></text:p>
      <text:p text:style-name="Normal"/>
      <text:h text:style-name="Título2" text:outline-level="2">Ejercicios propuestos:</text:h>
      <text:p text:style-name="Normal"/>
      <text:list text:style-name="LFO1" text:continue-numbering="true">
        <text:list-item>
          <text:p text:style-name="P2">Para qué se usa un Sistema de Control de Versiones (SCV). (Razones por la que es necesario)</text:p>
        </text:list-item>
      </text:list>
      <text:p text:style-name="Normal"/>
      <text:list text:style-name="LFO1" text:continue-numbering="true">
        <text:list-item>
          <text:p text:style-name="P3">Qué significan los siguientes conceptos en un<text:s/>SCV. Es un lenguaje habitual en un control de versiones. Podéis preguntarme sobre ellas en la clase si no entendéis algún concepto</text:p>
        </text:list-item>
      </text:list>
      <text:p text:style-name="P4"/>
      <text:list text:style-name="LFO2" text:continue-numbering="true">
        <text:list-item>
          <text:p text:style-name="P5">Repositorio</text:p>
        </text:list-item>
        <text:list-item>
          <text:p text:style-name="P6">Versión</text:p>
        </text:list-item>
        <text:list-item>
          <text:p text:style-name="P7"><text:span text:style-name="T8">Commit</text:span><text:span text:style-name="T9"><text:s/>(confirmación o<text:s/></text:span><text:span text:style-name="T10">check</text:span><text:span text:style-name="T11">-in)</text:span></text:p>
        </text:list-item>
        <text:list-item>
          <text:p text:style-name="P12">Master (o trunk, tronco)</text:p>
        </text:list-item>
        <text:list-item>
          <text:p text:style-name="P13"><text:span text:style-name="T14">Branch</text:span><text:s/>(Rama)</text:p>
        </text:list-item>
        <text:list-item>
          <text:p text:style-name="P15"><text:span text:style-name="T16">Check</text:span>-<text:span text:style-name="T17">out</text:span><text:s/>(desplegar)</text:p>
        </text:list-item>
        <text:list-item>
          <text:p text:style-name="P18"><text:span text:style-name="T19">Origin<text:s/></text:span>(Repositorio origen y copia local)</text:p>
        </text:list-item>
        <text:list-item>
          <text:p text:style-name="P20"><text:a xlink:href="https://git-scm.com/book" office:target-frame-name="_top" xlink:show="replace"><text:span text:style-name="Hipervínculo">https://git-scm.com/book</text:span></text:a><text:span text:style-name="T21">Merge</text:span><text:s/>(fusión)</text:p>
        </text:list-item>
        <text:list-item>
          <text:p text:style-name="P22">Conflicto</text:p>
        </text:list-item>
        <text:list-item>
          <text:p text:style-name="P23">Push</text:p>
        </text:list-item>
        <text:list-item>
          <text:p text:style-name="P24">Pull</text:p>
        </text:list-item>
        <text:list-item>
          <text:p text:style-name="P25">Fetch</text:p>
        </text:list-item>
        <text:list-item>
          <text:p text:style-name="P26">Stage área<text:s/></text:p>
        </text:list-item>
      </text:list>
      <text:soft-page-break/>
      <text:p text:style-name="Normal">En la próxima clase online os pregunto sobre ellas. No dejéis de asistir por esto, solo con asistir os apruebo la clase.</text:p>
      <text:p text:style-name="P27"/>
      <text:p text:style-name="Normal"/>
      <text:p text:style-name="Normal"/>
      <text:list text:style-name="LFO1" text:continue-numbering="true">
        <text:list-item>
          <text:p text:style-name="P28">Hacer las siguientes acciones con GIT. (Algunas<text:s/>vistas en el primer vídeo). En las que tengáis problemas la comentamos en la siguiente sesión</text:p>
        </text:list-item>
        <text:list-item>
          <text:p text:style-name="P29">Instalar git</text:p>
        </text:list-item>
        <text:list-item>
          <text:p text:style-name="P30">Configurar vuestro usuario en GIT</text:p>
        </text:list-item>
        <text:list-item>
          <text:p text:style-name="P31">Añadir un proyecto de eclipse para controlar sus versiones con GIT. Por ejemplo el que habéis creado para Maven</text:p>
        </text:list-item>
        <text:list-item>
          <text:p text:style-name="P32">Comprobar con git status que se ha creado correctamente.</text:p>
        </text:list-item>
        <text:list-item>
          <text:p text:style-name="P33">Después de añadir el proyecto a git: Modificad la clase CalculosMatematicos.java en el proyecto. Por ejemplo, añadid un método a la clase que devuelva una lista (o un array) con todos los números primos de número dado como argumento: Os pongo un posible código (como veis, uso el método esPrimo() que ya hemos codificado previamente en clase:</text:p>
        </text:list-item>
      </text:list>
      <text:p text:style-name="Normal"/>
      <text:p text:style-name="P34"><text:span text:style-name="T35">public</text:span><text:span text:style-name="T36"><text:s/></text:span><text:span text:style-name="T37">static</text:span><text:span text:style-name="T38"><text:s/>ArrayList&lt;Integer&gt;<text:s/></text:span><text:span text:style-name="T39">listaDePrimosHasta</text:span><text:span text:style-name="T40">(</text:span><text:span text:style-name="T41">int</text:span><text:span text:style-name="T42"><text:s/></text:span><text:span text:style-name="T43">numero</text:span><text:span text:style-name="T44">){</text:span></text:p>
      <text:p text:style-name="P45"><text:span text:style-name="T46">ArrayList&lt;Integer&gt;<text:s/></text:span><text:span text:style-name="T47">listaDePrimos</text:span><text:span text:style-name="T48"><text:s/>=<text:s/></text:span><text:span text:style-name="T49">new</text:span><text:span text:style-name="T50"><text:s/>A</text:span><text:span text:style-name="T51">rrayList&lt;Integer&gt;();</text:span></text:p>
      <text:p text:style-name="P52"><text:span text:style-name="T53"><text:tab/></text:span><text:span text:style-name="T54">listaDePrimos</text:span><text:span text:style-name="T55">.add(1);</text:span></text:p>
      <text:p text:style-name="P56"><text:span text:style-name="T57"><text:tab/></text:span><text:span text:style-name="T58">listaDePrimos</text:span><text:span text:style-name="T59">.add(2);</text:span></text:p>
      <text:p text:style-name="P60"><text:span text:style-name="T61"><text:tab/></text:span><text:span text:style-name="T62">listaDePrimos</text:span><text:span text:style-name="T63">.add(3);</text:span></text:p>
      <text:p text:style-name="P64"><text:span text:style-name="T65"><text:tab/></text:span><text:span text:style-name="T66">for</text:span><text:span text:style-name="T67">(</text:span><text:span text:style-name="T68">int</text:span><text:span text:style-name="T69"><text:s/></text:span><text:span text:style-name="T70">i</text:span><text:span text:style-name="T71">=5;</text:span><text:span text:style-name="T72"><text:s/></text:span><text:span text:style-name="T73">i</text:span><text:span text:style-name="T74">&lt;=</text:span><text:span text:style-name="T75">numero</text:span><text:span text:style-name="T76">;</text:span><text:span text:style-name="T77"><text:s/></text:span><text:span text:style-name="T78">i</text:span><text:span text:style-name="T79">+=2) {</text:span></text:p>
      <text:p text:style-name="P80"><text:span text:style-name="T81"><text:tab/></text:span><text:span text:style-name="T82"><text:tab/></text:span><text:span text:style-name="T83">if</text:span><text:span text:style-name="T84">(</text:span><text:span text:style-name="T85">esPrimo</text:span><text:span text:style-name="T86">(</text:span><text:span text:style-name="T87">i</text:span><text:span text:style-name="T88">))</text:span></text:p>
      <text:p text:style-name="P89"><text:span text:style-name="T90"><text:tab/></text:span><text:span text:style-name="T91"><text:tab/></text:span><text:span text:style-name="T92"><text:tab/></text:span><text:span text:style-name="T93">listaDePrimos</text:span><text:span text:style-name="T94">.add(</text:span><text:span text:style-name="T95">i</text:span><text:span text:style-name="T96">);</text:span></text:p>
      <text:p text:style-name="P97"><text:span text:style-name="T98"><text:tab/></text:span><text:span text:style-name="T99"><text:tab/></text:span><text:span text:style-name="T100">}</text:span><text:span text:style-name="T101"><text:tab/></text:span><text:span text:style-name="T102"><text:tab/></text:span></text:p>
      <text:p text:style-name="P103"><text:span text:style-name="T104"><text:tab/></text:span><text:span text:style-name="T105"><text:tab/></text:span><text:span text:style-name="T106">return</text:span><text:span text:style-name="T107"><text:s/></text:span><text:span text:style-name="T108">listaDePrimos</text:span><text:span text:style-name="T109">;</text:span><text:span text:style-name="T110"><text:tab/></text:span><text:span text:style-name="T111"><text:tab/></text:span></text:p>
      <text:p text:style-name="P112"><text:tab/>}</text:p>
      <text:list text:style-name="LFO1" text:continue-numbering="true">
        <text:list-item>
          <text:p text:style-name="P113">Comprobad con git status cual es el estado de los<text:s/>ficheros ahora, después de añadir esa clase.<text:s/>Probad git diff.</text:p>
        </text:list-item>
        <text:list-item>
          <text:p text:style-name="P114">Poner la modificaciones preparadas para commit y hacer commit</text:p>
        </text:list-item>
        <text:list-item>
          <text:p text:style-name="P115"><text:span text:style-name="T116">Añadir un fichero .gitignore para eliminar ficheros del “tracking” de GIT. Buscad en internet un ejemplo de .gitignore para java+maven+eclipse.<text:s/></text:span><text:span text:style-name="T117">Añadir el .gitignore a<text:s/></text:span><text:span text:style-name="T118">“</text:span><text:span text:style-name="T119">preparado para commit</text:span><text:span text:style-name="T120">”</text:span><text:span text:style-name="T121"><text:s/>y hacer otro commit</text:span><text:span text:style-name="T122">.<text:s/></text:span><text:span text:style-name="T123">Volved a usar git log, git show, gir diff, etc.</text:span></text:p>
        </text:list-item>
        <text:list-item>
          <text:p text:style-name="P124">Daros de alta en GITHUB y subir el proyecto a GITHUB, compartirlo de forma pública.</text:p>
        </text:list-item>
      </text:list>
      <text:p text:style-name="P125"/>
      <text:p text:style-name="P126"/>
      <text:p text:style-name="P127">Para las próximas prácticas vamos a compartir un proyecto en grupos de 3 o 4, podéis id eligiendo los grupos.</text:p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paragraph-properties fo:line-height="105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Luis Gómez</meta:initial-creator>
    <dc:creator>Carlos Luis Gómez</dc:creator>
    <meta:creation-date>2020-04-16T08:53:00Z</meta:creation-date>
    <dc:date>2020-04-19T15:32:00Z</dc:date>
    <meta:template xlink:href="Normal.dotm" xlink:type="simple"/>
    <meta:editing-cycles>3</meta:editing-cycles>
    <meta:editing-duration>PT26940S</meta:editing-duration>
    <meta:document-statistic meta:page-count="3" meta:paragraph-count="5" meta:word-count="429" meta:character-count="2789" meta:row-count="19" meta:non-whitespace-character-count="2365"/>
  </office:meta>
</office:document-meta>
</file>